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1) Afficher les marques des voitures dans la BD</text:span><text:span text:style-name="T3"/></text:p>
      <text:p text:style-name="P1"><text:span text:style-name="T4">SELECT *</text:span></text:p>
      <text:p text:style-name="P1"><text:span text:style-name="T4">FROM `voitures</text:span><text:span text:style-name="T5">`</text:span></text:p>
      <text:p text:style-name="P1"><text:span text:style-name="T6">2) Afficher marques couleurs et voitures</text:span></text:p>
      <text:p text:style-name="P1"><text:span text:style-name="T7">SELECT `marque` , `couleur`</text:span></text:p>
      <text:p text:style-name="P1"><text:span text:style-name="T7">FROM `voitures`</text:span></text:p>
      <text:p text:style-name="P1"><text:span text:style-name="T8">3) Afficher les immatriculations et couleurs des voitures noires.</text:span></text:p>
      <text:p text:style-name="P1"><text:span text:style-name="T9">SELECT `immatriculation` , `couleur`</text:span></text:p>
      <text:p text:style-name="P1"><text:span text:style-name="T9">FROM `voitures`</text:span></text:p>
      <text:p text:style-name="P1"><text:span text:style-name="T9">WHERE couleur = 'noir'</text:span></text:p>
      <text:p text:style-name="P1"><text:span text:style-name="T10">4) Afficher les clients de paris</text:span></text:p>
      <text:p text:style-name="P1"><text:span text:style-name="T11">SELECT *</text:span></text:p>
      <text:p text:style-name="P1"><text:span text:style-name="T11">FROM client</text:span></text:p>
      <text:p text:style-name="P1"><text:span text:style-name="T11">WHERE `ville` = 'paris'</text:span></text:p>
      <text:p text:style-name="P1"><text:span text:style-name="T12">5) Afficher toutes les informations concernant les voitures ayant un kilometrage &lt; 10000</text:span></text:p>
      <text:p text:style-name="P1"><text:span text:style-name="T13">SELECT *</text:span></text:p>
      <text:p text:style-name="P1"><text:span text:style-name="T13">FROM `voiture`</text:span></text:p>
      <text:p text:style-name="P1"><text:span text:style-name="T13">WHERE `kilométrage` &lt; 10000</text:span></text:p>
      <text:p text:style-name="P1"><text:span text:style-name="T14">6) Afficher les immatriculations des voitures diesel ayant un nombre de porte = 5</text:span></text:p>
      <text:p text:style-name="P1"><text:span text:style-name="T15">SELECT `immatriculation`</text:span></text:p>
      <text:p text:style-name="P1"><text:span text:style-name="T15">FROM `voiture`</text:span></text:p>
      <text:p text:style-name="P1"><text:span text:style-name="T15">WHERE `carburant` = 'diesel'</text:span></text:p>
      <text:p text:style-name="P1"><text:span text:style-name="T15">AND 'nbr porte' =5</text:span></text:p>
      <text:p text:style-name="P1"><text:span text:style-name="T16">7) Afficher l'immatriculation, la marque, le modèle de toutes les voitures Mercedes.</text:span></text:p>
      <text:p text:style-name="P1"><text:span text:style-name="T17">SELECT `immatriculation` , `modele` , `marque` , `couleur`</text:span></text:p>
      <text:p text:style-name="P1"><text:span text:style-name="T17">FROM `voiture`</text:span></text:p>
      <text:p text:style-name="P1"><text:span text:style-name="T17">WHERE `marque` = 'Mercedes'</text:span></text:p>
      <text:p text:style-name="P1"><text:span text:style-name="T17"/></text:p>
      <text:p text:style-name="P1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